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66ff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9999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dash" draw:stroke-dash="Fine_20_Dashed" svg:stroke-color="#ff6666" svg:stroke-linecap="roun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color="#66ff66" svg:stroke-linecap="roun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svg:stroke-color="#9999ff" svg:stroke-linecap="roun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Fine_20_Dashed" svg:stroke-color="#9999ff" svg:stroke-linecap="roun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draw:stroke-dash="Fine_20_Dashed" svg:stroke-color="#000000" svg:stroke-linecap="round" draw:fill-color="#ffffff"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06cm" svg:height="1.524cm" svg:x="9.136cm" svg:y="14.986cm">
          <text:p text:style-name="P1">Hardwar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9.906cm" svg:height="1.524cm" svg:x="9.137cm" svg:y="13.287cm">
          <text:p text:style-name="P1">Infraestrutur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9.906cm" svg:height="1.524cm" svg:x="9.137cm" svg:y="14.987cm">
          <text:p text:style-name="P1">Hardwar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9.906cm" svg:height="1.524cm" svg:x="9.137cm" svg:y="11.587cm">
          <text:p text:style-name="P1">Plataform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9.906cm" svg:height="1.524cm" svg:x="9.137cm" svg:y="9.887cm">
          <text:p text:style-name="P1">Aplicaçã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508cm" svg:height="0.508cm" svg:x="9.136cm" svg:y="17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9.136cm" svg:y="17.9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9.136cm" svg:y="18.77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874cm" svg:height="0.729cm" svg:x="9.582cm" svg:y="17.051cm">
          <draw:text-box>
            <text:p text:style-name="P2"><text:span text:style-name="T1">Infraestrutura como serviço</text:span></text:p>
          </draw:text-box>
        </draw:frame>
        <draw:frame draw:style-name="gr8" draw:text-style-name="P2" draw:layer="layout" svg:width="7.874cm" svg:height="0.729cm" svg:x="9.582cm" svg:y="17.852cm">
          <draw:text-box>
            <text:p text:style-name="P2"><text:span text:style-name="T1">Plataforma como serviço</text:span></text:p>
          </draw:text-box>
        </draw:frame>
        <draw:frame draw:style-name="gr8" draw:text-style-name="P2" draw:layer="layout" svg:width="7.874cm" svg:height="0.729cm" svg:x="9.582cm" svg:y="18.653cm">
          <draw:text-box>
            <text:p text:style-name="P2"><text:span text:style-name="T1">Software como serviço</text:span></text:p>
          </draw:text-box>
        </draw:frame>
        <draw:custom-shape draw:style-name="gr9" draw:text-style-name="P3" draw:layer="layout" svg:width="8.224cm" svg:height="1.143cm" svg:x="0.508cm" svg:y="15.367cm">
          <text:p text:style-name="P3"><text:span text:style-name="T2">Cpu, memória, disco, largura de band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224cm" svg:height="1.143cm" svg:x="0.508cm" svg:y="13.667cm">
          <text:p text:style-name="P3"><text:span text:style-name="T2">Máquinas virtuais, armazenamento (bloco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224cm" svg:height="1.143cm" svg:x="0.508cm" svg:y="11.967cm">
          <text:p text:style-name="P3"><text:span text:style-name="T2">Software framework, armazenamento (BD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224cm" svg:height="1.143cm" svg:x="0.508cm" svg:y="10.267cm">
          <text:p text:style-name="P3"><text:span text:style-name="T2">Web services, aplicações, multimedia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224cm" svg:height="1.143cm" svg:x="0.508cm" svg:y="8.167cm">
          <text:p text:style-name="P3"><text:span text:style-name="T2">Recursos Gerencia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224cm" svg:height="1.143cm" svg:x="0.508cm" svg:y="8.167cm">
          <text:p text:style-name="P4"><text:span text:style-name="T3">Recursos Gerencia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224cm" svg:height="1.143cm" svg:x="9.808cm" svg:y="8.167cm">
          <text:p text:style-name="P4"><text:span text:style-name="T3">Camada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224cm" svg:height="1.143cm" svg:x="19.508cm" svg:y="8.167cm">
          <text:p text:style-name="P4"><text:span text:style-name="T3">Exemplos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9.266cm" svg:y1="8.336cm" svg:x2="19.266cm" svg:y2="17.018cm">
          <text:p/>
        </draw:line>
        <draw:line draw:style-name="gr13" draw:text-style-name="P1" draw:layer="layout" svg:x1="8.966cm" svg:y1="8.336cm" svg:x2="8.966cm" svg:y2="17.018cm">
          <text:p/>
        </draw:line>
        <draw:custom-shape draw:style-name="gr14" draw:text-style-name="P3" draw:layer="layout" svg:width="8.224cm" svg:height="1.143cm" svg:x="19.508cm" svg:y="10.267cm">
          <text:p text:style-name="P3"><text:span text:style-name="T2">Google Apps, Facebook, Youtub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24cm" svg:height="1.143cm" svg:x="19.508cm" svg:y="11.967cm">
          <text:p text:style-name="P3"><text:span text:style-name="T2">Microsoft Azure, Google App Eng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24cm" svg:height="1.143cm" svg:x="19.508cm" svg:y="13.667cm">
          <text:p text:style-name="P3"><text:span text:style-name="T2">Amazon EC2, GoGrid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24cm" svg:height="1.143cm" svg:x="19.508cm" svg:y="15.367cm">
          <text:p text:style-name="P3"><text:span text:style-name="T2">Data cen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0:01:05.430477574</meta:creation-date>
    <dc:date>2015-09-30T11:00:41.454016952</dc:date>
    <meta:editing-duration>PT4M47S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